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🎯 Aula — Strings em Python</text:h>
      <text:p text:style-name="Horizontal_20_Line"/>
      <text:h text:style-name="Heading_20_2" text:outline-level="2">1️⃣ <text:span text:style-name="Strong_20_Emphasis">Fatiamento de Strings</text:span></text:h>
      <text:p text:style-name="Text_20_body">Cada <text:span text:style-name="Strong_20_Emphasis">caractere</text:span> de uma string tem um índice (posição), começando no <text:span text:style-name="Strong_20_Emphasis">0</text:span>.<text:line-break/>Exemplo:</text:p>
      <text:p text:style-name="P1"><text:span text:style-name="Source_20_Text">frase = 'Curso em Video Python'</text:span></text:p>
      <text:p text:style-name="P2"><text:span text:style-name="Source_20_Text"># índice: 0123456789............</text:span></text:p>
      <text:p text:style-name="Text_20_body">📌 Exemplos de uso:</text:p>
      <text:p text:style-name="P1"><text:span text:style-name="Source_20_Text">print(frase[9]) <text:s text:c="7"/># Mostra só o caractere do índice 9 → V</text:span></text:p>
      <text:p text:style-name="P3"><text:span text:style-name="Source_20_Text">print(frase[9:13]) <text:s text:c="4"/># Do índice 9 até 12 → 'Vide'</text:span></text:p>
      <text:p text:style-name="P3"><text:span text:style-name="Source_20_Text">print(frase[9:21]) <text:s text:c="4"/># Do índice 9 até 20 → 'Video Python'</text:span></text:p>
      <text:p text:style-name="P3"><text:span text:style-name="Source_20_Text">print(frase[9:21:2]) <text:s text:c="2"/># Do índice 9 até 20, pulando de 2 em 2 → 'VdoPto'</text:span></text:p>
      <text:p text:style-name="P3"><text:span text:style-name="Source_20_Text">print(frase[:5]) <text:s text:c="6"/># Do início até índice 4 → 'Curso'</text:span></text:p>
      <text:p text:style-name="P3"><text:span text:style-name="Source_20_Text">print(frase[15:]) <text:s text:c="5"/># Do índice 15 até o final → 'Python'</text:span></text:p>
      <text:p text:style-name="P2"><text:span text:style-name="Source_20_Text">print(frase[9::3]) <text:s text:c="4"/># Do índice 9 até o final, de 3 em 3 → 'VePh'</text:span></text:p>
      <text:p text:style-name="Horizontal_20_Line"/>
      <text:h text:style-name="Heading_20_2" text:outline-level="2">2️⃣ <text:span text:style-name="Strong_20_Emphasis">Análise de Strings</text:span></text:h>
      <text:p text:style-name="Text_20_body">Funções úteis para <text:span text:style-name="Strong_20_Emphasis">analisar</text:span> o texto:</text:p>
      <text:p text:style-name="P1"><text:span text:style-name="Source_20_Text">print(len(frase)) <text:s text:c="14"/># Conta o comprimento da string → 21</text:span></text:p>
      <text:p text:style-name="P3"><text:span text:style-name="Source_20_Text">print(frase.count('o')) <text:s text:c="8"/># Conta quantas vezes aparece a letra 'o' → 3</text:span></text:p>
      <text:p text:style-name="P3"><text:span text:style-name="Source_20_Text">print(frase.count('o', 0, 13)) <text:s/># Conta 'o' só do índice 0 até 12 → 1</text:span></text:p>
      <text:p text:style-name="P3"><text:span text:style-name="Source_20_Text">print(frase.find('deo')) <text:s text:c="7"/># Mostra o índice do início de 'deo' → 11</text:span></text:p>
      <text:p text:style-name="P2"><text:span text:style-name="Source_20_Text">print('Curso' in frase) <text:s text:c="8"/># Verifica se 'Curso' está dentro da frase → True</text:span></text:p>
      <text:p text:style-name="Horizontal_20_Line"/>
      <text:h text:style-name="Heading_20_2" text:outline-level="2">3️⃣ <text:span text:style-name="Strong_20_Emphasis">Transformação de Strings</text:span></text:h>
      <text:p text:style-name="Text_20_body">Usado para <text:span text:style-name="Strong_20_Emphasis">alterar</text:span> o texto:</text:p>
      <text:p text:style-name="P1"><text:span text:style-name="Source_20_Text">print(frase.replace('Python','Android')) <text:s/># Troca uma palavra</text:span></text:p>
      <text:p text:style-name="P3"><text:span text:style-name="Source_20_Text">print(frase.upper()) <text:s text:c="6"/># Tudo maiúsculo</text:span></text:p>
      <text:p text:style-name="P3"><text:span text:style-name="Source_20_Text">print(frase.lower()) <text:s text:c="6"/># Tudo minúsculo</text:span></text:p>
      <text:p text:style-name="P3"><text:span text:style-name="Source_20_Text">print(frase.capitalize()) <text:s/># Só a primeira letra maiúscula</text:span></text:p>
      <text:p text:style-name="P2"><text:span text:style-name="Source_20_Text">print(frase.title()) <text:s text:c="6"/># Primeira letra de cada palavra maiúscula</text:span></text:p>
      <text:p text:style-name="Text_20_body">👉 <text:span text:style-name="Strong_20_Emphasis">Remoção de espaços:</text:span></text:p>
      <text:p text:style-name="P1"><text:span text:style-name="Source_20_Text">print(frase.strip()) <text:s text:c="2"/># Remove espaços do início e do fim</text:span></text:p>
      <text:p text:style-name="P3"><text:span text:style-name="Source_20_Text">print(frase.rstrip()) <text:s/># Remove só da direita</text:span></text:p>
      <text:p text:style-name="P2"><text:span text:style-name="Source_20_Text">print(frase.lstrip()) <text:s/># Remove só da esquerda</text:span></text:p>
      <text:p text:style-name="Text_20_body">👉 <text:span text:style-name="Strong_20_Emphasis">Divisão e junção:</text:span></text:p>
      <text:p text:style-name="P1"><text:span text:style-name="Source_20_Text">print(frase.split()) <text:s text:c="7"/># Divide em lista ['Curso','em','Video','Python']</text:span></text:p>
      <text:p text:style-name="P3"><text:span text:style-name="Source_20_Text">print('-'.join(frase)) <text:s text:c="5"/># Junta cada letra com um traço</text:span></text:p>
      <text:p text:style-name="P2"><text:soft-page-break/><text:span text:style-name="Source_20_Text">print(' '.join(frase.split())) <text:s/># Junta palavras separadas por espaço</text:span></text:p>
      <text:p text:style-name="Horizontal_20_Line"/>
      <text:h text:style-name="Heading_20_2" text:outline-level="2">4️⃣ <text:span text:style-name="Strong_20_Emphasis">Extras que não estavam na sua lista</text:span></text:h>
      <text:p text:style-name="Text_20_body">Além do que você já trouxe, olha mais funções úteis:</text:p>
      <text:p text:style-name="P1"><text:span text:style-name="Source_20_Text">print(frase.startswith('Curso')) <text:s/># True → começa com 'Curso'</text:span></text:p>
      <text:p text:style-name="P3"><text:span text:style-name="Source_20_Text">print(frase.endswith('Python')) <text:s text:c="2"/># True → termina com 'Python'</text:span></text:p>
      <text:p text:style-name="P3"><text:span text:style-name="Source_20_Text">print(frase.swapcase()) <text:s text:c="10"/># Inverte maiúsculas e minúsculas</text:span></text:p>
      <text:p text:style-name="P3"><text:span text:style-name="Source_20_Text">print(frase.isalpha()) <text:s text:c="11"/># Verifica se é só letras → False (porque tem espaço)</text:span></text:p>
      <text:p text:style-name="P3"><text:span text:style-name="Source_20_Text">print(frase.isdigit()) <text:s text:c="11"/># Verifica se é só números → False</text:span></text:p>
      <text:p text:style-name="P2"><text:span text:style-name="Source_20_Text">print(frase.isalnum()) <text:s text:c="11"/># Letras e números sem espaço → False</text:span></text:p>
      <text:p text:style-name="Horizontal_20_Line"/>
      <text:h text:style-name="Heading_20_1" text:outline-level="1">⚡ Desafios Extras</text:h>
      <text:p text:style-name="Text_20_body">1️⃣ Peça uma frase e mostre:</text:p>
      <text:list text:style-name="L1">
        <text:list-item>
          <text:p text:style-name="P4">Quantos caracteres ela tem sem contar os espaços.</text:p>
        </text:list-item>
        <text:list-item>
          <text:p text:style-name="P4">Quantas vezes aparece a letra <text:span text:style-name="Strong_20_Emphasis">"a"</text:span>.</text:p>
        </text:list-item>
        <text:list-item>
          <text:p text:style-name="P4">Em que posição aparece pela primeira vez e pela última vez.</text:p>
        </text:list-item>
      </text:list>
      <text:p text:style-name="Text_20_body">2️⃣ Faça um programa que leia o <text:span text:style-name="Strong_20_Emphasis">nome completo</text:span> e mostre:</text:p>
      <text:list text:style-name="L2">
        <text:list-item>
          <text:p text:style-name="P5">Nome com todas as letras maiúsculas.</text:p>
        </text:list-item>
        <text:list-item>
          <text:p text:style-name="P5">Nome com todas minúsculas.</text:p>
        </text:list-item>
        <text:list-item>
          <text:p text:style-name="P5">Quantas letras ao todo (sem contar espaços).</text:p>
        </text:list-item>
        <text:list-item>
          <text:p text:style-name="P5">Quantas letras tem o primeiro nom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9T10:51:58.444359300</meta:creation-date>
    <dc:date>2025-09-19T10:52:23.029680700</dc:date>
    <meta:editing-duration>PT25S</meta:editing-duration>
    <meta:editing-cycles>1</meta:editing-cycles>
    <meta:document-statistic meta:table-count="0" meta:image-count="0" meta:object-count="0" meta:page-count="2" meta:paragraph-count="53" meta:word-count="411" meta:character-count="2677" meta:non-whitespace-character-count="2172"/>
    <meta:generator>LibreOffice/25.8.1.1$Windows_X86_64 LibreOffice_project/54047653041915e595ad4e45cccea684809c77b5</meta:generator>
  </office:meta>
</office:document-meta>
</file>